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2pt" fo:language="es" fo:country="AR" fo:font-weight="bold" officeooo:rsid="00300cca" officeooo:paragraph-rsid="00300cca" style:font-size-asian="22pt" style:font-weight-asian="bold" style:font-size-complex="22pt" style:font-weight-complex="bold"/>
    </style:style>
    <style:style style:name="P2" style:family="paragraph" style:parent-style-name="Standard">
      <style:text-properties fo:font-size="15pt" fo:language="es" fo:country="AR" fo:font-weight="bold" officeooo:rsid="00300cca" officeooo:paragraph-rsid="00300cca" style:font-size-asian="15pt" style:font-weight-asian="bold" style:font-size-complex="15pt" style:font-weight-complex="bold"/>
    </style:style>
    <style:style style:name="P3" style:family="paragraph" style:parent-style-name="Standard">
      <style:text-properties fo:font-size="15pt" fo:language="es" fo:country="AR" fo:font-weight="bold" officeooo:rsid="00306a4f" officeooo:paragraph-rsid="00306a4f" style:font-size-asian="15pt" style:font-weight-asian="bold" style:font-size-complex="15pt" style:font-weight-complex="bold"/>
    </style:style>
    <style:style style:name="P4" style:family="paragraph" style:parent-style-name="Standard">
      <style:paragraph-properties fo:line-height="100%"/>
      <style:text-properties fo:font-size="15pt" fo:language="es" fo:country="AR" fo:font-weight="bold" officeooo:rsid="001d5341" officeooo:paragraph-rsid="001d5341" style:font-size-asian="15pt" style:font-weight-asian="bold" style:font-size-complex="15pt" style:font-weight-complex="bold"/>
    </style:style>
    <style:style style:name="P5" style:family="paragraph" style:parent-style-name="Standard">
      <style:paragraph-properties fo:line-height="100%"/>
      <style:text-properties fo:font-size="15pt" fo:language="es" fo:country="AR" fo:font-weight="bold" officeooo:rsid="0029f367" officeooo:paragraph-rsid="0029f367" style:font-size-asian="15pt" style:font-weight-asian="bold" style:font-size-complex="15pt" style:font-weight-complex="bold"/>
    </style:style>
    <style:style style:name="P6" style:family="paragraph" style:parent-style-name="Standard">
      <style:text-properties fo:font-size="15pt" fo:language="es" fo:country="AR" style:text-underline-style="solid" style:text-underline-width="auto" style:text-underline-color="font-color" fo:font-weight="bold" officeooo:rsid="00306a4f" officeooo:paragraph-rsid="00306a4f" style:font-size-asian="15pt" style:font-weight-asian="bold" style:font-size-complex="15pt" style:font-weight-complex="bold"/>
    </style:style>
    <style:style style:name="P7" style:family="paragraph" style:parent-style-name="Standard">
      <style:text-properties fo:font-size="15pt" fo:language="es" fo:country="AR" style:text-underline-style="solid" style:text-underline-width="auto" style:text-underline-color="font-color" fo:font-weight="bold" officeooo:rsid="00118f0e" officeooo:paragraph-rsid="00118f0e" style:font-size-asian="15pt" style:font-weight-asian="bold" style:font-size-complex="15pt" style:font-weight-complex="bold"/>
    </style:style>
    <style:style style:name="P8" style:family="paragraph" style:parent-style-name="Standard">
      <style:text-properties fo:font-size="15pt" fo:language="es" fo:country="AR" officeooo:rsid="0012ed33" officeooo:paragraph-rsid="0012ed33" style:font-size-asian="15pt" style:font-size-complex="15pt"/>
    </style:style>
    <style:style style:name="P9" style:family="paragraph" style:parent-style-name="Standard">
      <style:text-properties fo:language="es" fo:country="AR" fo:font-weight="bold" officeooo:rsid="00306a4f" officeooo:paragraph-rsid="00306a4f" style:font-weight-asian="bold" style:font-weight-complex="bold"/>
    </style:style>
    <style:style style:name="P10" style:family="paragraph" style:parent-style-name="Standard">
      <style:text-properties fo:language="es" fo:country="AR" fo:font-weight="bold" officeooo:rsid="00300cca" officeooo:paragraph-rsid="00300cca" style:font-weight-asian="bold" style:font-weight-complex="bold"/>
    </style:style>
    <style:style style:name="P11" style:family="paragraph" style:parent-style-name="Standard">
      <style:paragraph-properties fo:line-height="100%"/>
      <style:text-properties fo:language="es" fo:country="AR" fo:font-weight="bold" officeooo:rsid="0012ed33" officeooo:paragraph-rsid="002b80f0" style:font-weight-asian="bold" style:font-weight-complex="bold"/>
    </style:style>
    <style:style style:name="P12" style:family="paragraph" style:parent-style-name="Standard">
      <style:text-properties fo:language="es" fo:country="AR" fo:font-weight="bold" officeooo:rsid="0012ed33" officeooo:paragraph-rsid="003af4b9" style:font-weight-asian="bold" style:font-weight-complex="bold"/>
    </style:style>
    <style:style style:name="P13" style:family="paragraph" style:parent-style-name="Standard">
      <style:text-properties fo:language="es" fo:country="AR" fo:font-weight="bold" officeooo:rsid="00170d97" officeooo:paragraph-rsid="00170d97" style:font-weight-asian="bold" style:font-weight-complex="bold"/>
    </style:style>
    <style:style style:name="P14" style:family="paragraph" style:parent-style-name="Standard">
      <style:paragraph-properties fo:line-height="100%"/>
      <style:text-properties fo:language="es" fo:country="AR" fo:font-weight="bold" officeooo:rsid="00170d97" officeooo:paragraph-rsid="001d5341" style:font-weight-asian="bold" style:font-weight-complex="bold"/>
    </style:style>
    <style:style style:name="P15" style:family="paragraph" style:parent-style-name="Standard">
      <style:paragraph-properties fo:line-height="100%"/>
      <style:text-properties fo:language="es" fo:country="AR" fo:font-weight="bold" officeooo:rsid="00170d97" officeooo:paragraph-rsid="001faebe" style:font-weight-asian="bold" style:font-weight-complex="bold"/>
    </style:style>
    <style:style style:name="P16" style:family="paragraph" style:parent-style-name="Standard">
      <style:text-properties fo:language="es" fo:country="AR" fo:font-weight="bold" officeooo:rsid="001a319c" officeooo:paragraph-rsid="001a319c" style:font-weight-asian="bold" style:font-weight-complex="bold"/>
    </style:style>
    <style:style style:name="P17" style:family="paragraph" style:parent-style-name="Standard">
      <style:paragraph-properties fo:line-height="100%"/>
      <style:text-properties fo:language="es" fo:country="AR" fo:font-weight="bold" officeooo:rsid="001a319c" officeooo:paragraph-rsid="001d5341" style:font-weight-asian="bold" style:font-weight-complex="bold"/>
    </style:style>
    <style:style style:name="P18" style:family="paragraph" style:parent-style-name="Standard">
      <style:paragraph-properties fo:line-height="100%"/>
      <style:text-properties fo:language="es" fo:country="AR" fo:font-weight="bold" officeooo:rsid="001a319c" officeooo:paragraph-rsid="001faebe" style:font-weight-asian="bold" style:font-weight-complex="bold"/>
    </style:style>
    <style:style style:name="P19" style:family="paragraph" style:parent-style-name="Standard">
      <style:paragraph-properties fo:line-height="100%"/>
      <style:text-properties fo:language="es" fo:country="AR" fo:font-weight="bold" officeooo:rsid="00184e66" officeooo:paragraph-rsid="00184e66" style:font-weight-asian="bold" style:font-weight-complex="bold"/>
    </style:style>
    <style:style style:name="P20" style:family="paragraph" style:parent-style-name="Standard">
      <style:paragraph-properties fo:line-height="100%"/>
      <style:text-properties fo:language="es" fo:country="AR" fo:font-weight="bold" officeooo:rsid="00184e66" officeooo:paragraph-rsid="001a319c" style:font-weight-asian="bold" style:font-weight-complex="bold"/>
    </style:style>
    <style:style style:name="P21" style:family="paragraph" style:parent-style-name="Standard">
      <style:paragraph-properties fo:line-height="100%"/>
      <style:text-properties fo:language="es" fo:country="AR" fo:font-weight="bold" officeooo:rsid="001d5341" officeooo:paragraph-rsid="001d5341" style:font-weight-asian="bold" style:font-weight-complex="bold"/>
    </style:style>
    <style:style style:name="P22" style:family="paragraph" style:parent-style-name="Standard">
      <style:paragraph-properties fo:line-height="100%"/>
      <style:text-properties fo:language="es" fo:country="AR" fo:font-weight="bold" officeooo:rsid="0029f367" officeooo:paragraph-rsid="0029f367" style:font-weight-asian="bold" style:font-weight-complex="bold"/>
    </style:style>
    <style:style style:name="P23" style:family="paragraph" style:parent-style-name="Standard">
      <style:paragraph-properties fo:line-height="100%"/>
      <style:text-properties fo:language="es" fo:country="AR" fo:font-weight="bold" officeooo:rsid="002ae30c" officeooo:paragraph-rsid="0029f367" style:font-weight-asian="bold" style:font-weight-complex="bold"/>
    </style:style>
    <style:style style:name="P24" style:family="paragraph" style:parent-style-name="Standard">
      <style:text-properties fo:language="es" fo:country="AR" officeooo:rsid="00300cca" officeooo:paragraph-rsid="00300cca"/>
    </style:style>
    <style:style style:name="P25" style:family="paragraph" style:parent-style-name="Standard">
      <style:text-properties fo:language="es" fo:country="AR" officeooo:rsid="00306a4f" officeooo:paragraph-rsid="00306a4f"/>
    </style:style>
    <style:style style:name="P26" style:family="paragraph" style:parent-style-name="Standard">
      <style:text-properties fo:language="es" fo:country="AR" officeooo:rsid="00306a4f" officeooo:paragraph-rsid="0031f5fc"/>
    </style:style>
    <style:style style:name="P27" style:family="paragraph" style:parent-style-name="Standard">
      <style:text-properties fo:language="es" fo:country="AR" officeooo:rsid="00306a4f" officeooo:paragraph-rsid="00389df2"/>
    </style:style>
    <style:style style:name="P28" style:family="paragraph" style:parent-style-name="Standard">
      <style:text-properties fo:language="es" fo:country="AR" style:text-underline-style="none" fo:font-weight="normal" officeooo:rsid="0031f5fc" officeooo:paragraph-rsid="0031f5fc" style:font-weight-asian="normal" style:font-weight-complex="normal"/>
    </style:style>
    <style:style style:name="P29" style:family="paragraph" style:parent-style-name="Standard">
      <style:text-properties fo:language="es" fo:country="AR" style:text-underline-style="none" fo:font-weight="normal" officeooo:rsid="0031f5fc" officeooo:paragraph-rsid="00389df2" style:font-weight-asian="normal" style:font-weight-complex="normal"/>
    </style:style>
    <style:style style:name="P30" style:family="paragraph" style:parent-style-name="Standard">
      <style:text-properties fo:language="es" fo:country="AR" style:text-underline-style="solid" style:text-underline-width="auto" style:text-underline-color="font-color" fo:font-weight="bold" officeooo:rsid="00306a4f" officeooo:paragraph-rsid="00306a4f" style:font-weight-asian="bold" style:font-weight-complex="bold"/>
    </style:style>
    <style:style style:name="P31" style:family="paragraph" style:parent-style-name="Standard">
      <style:text-properties fo:language="es" fo:country="AR" officeooo:rsid="0031f5fc" officeooo:paragraph-rsid="0031f5fc"/>
    </style:style>
    <style:style style:name="P32" style:family="paragraph" style:parent-style-name="Standard">
      <style:text-properties fo:language="es" fo:country="AR" officeooo:rsid="00118f0e" officeooo:paragraph-rsid="00118f0e"/>
    </style:style>
    <style:style style:name="P33" style:family="paragraph" style:parent-style-name="Standard">
      <style:text-properties fo:language="es" fo:country="AR" officeooo:rsid="00028ea1" officeooo:paragraph-rsid="00028ea1"/>
    </style:style>
    <style:style style:name="P34" style:family="paragraph" style:parent-style-name="Standard">
      <style:text-properties fo:language="es" fo:country="AR" officeooo:rsid="00028ea1" officeooo:paragraph-rsid="003e5d5b"/>
    </style:style>
    <style:style style:name="P35" style:family="paragraph" style:parent-style-name="Standard">
      <style:text-properties fo:language="es" fo:country="AR" officeooo:rsid="00170d97" officeooo:paragraph-rsid="00170d97"/>
    </style:style>
    <style:style style:name="P36" style:family="paragraph" style:parent-style-name="Standard">
      <style:text-properties fo:language="es" fo:country="AR" officeooo:rsid="00170d97" officeooo:paragraph-rsid="001a319c"/>
    </style:style>
    <style:style style:name="P37" style:family="paragraph" style:parent-style-name="Standard">
      <style:paragraph-properties fo:line-height="100%"/>
      <style:text-properties fo:language="es" fo:country="AR" officeooo:rsid="00170d97" officeooo:paragraph-rsid="001a319c"/>
    </style:style>
    <style:style style:name="P38" style:family="paragraph" style:parent-style-name="Standard">
      <style:paragraph-properties fo:line-height="100%"/>
      <style:text-properties fo:language="es" fo:country="AR" officeooo:rsid="00170d97" officeooo:paragraph-rsid="00170d97"/>
    </style:style>
    <style:style style:name="P39" style:family="paragraph" style:parent-style-name="Standard">
      <style:paragraph-properties fo:line-height="100%"/>
      <style:text-properties fo:language="es" fo:country="AR" officeooo:rsid="00170d97" officeooo:paragraph-rsid="001e206f"/>
    </style:style>
    <style:style style:name="P40" style:family="paragraph" style:parent-style-name="Standard">
      <style:paragraph-properties fo:line-height="100%"/>
      <style:text-properties fo:language="es" fo:country="AR" officeooo:rsid="00170d97" officeooo:paragraph-rsid="001faebe"/>
    </style:style>
    <style:style style:name="P41" style:family="paragraph" style:parent-style-name="Standard">
      <style:text-properties fo:language="es" fo:country="AR" officeooo:rsid="00170d97" officeooo:paragraph-rsid="00118f0e"/>
    </style:style>
    <style:style style:name="P42" style:family="paragraph" style:parent-style-name="Standard">
      <style:text-properties fo:language="es" fo:country="AR" fo:font-style="italic" style:text-underline-style="solid" style:text-underline-width="auto" style:text-underline-color="font-color" fo:font-weight="bold" officeooo:rsid="00170d97" officeooo:paragraph-rsid="00170d97" style:font-style-asian="italic" style:font-weight-asian="bold" style:font-style-complex="italic" style:font-weight-complex="bold"/>
    </style:style>
    <style:style style:name="P43" style:family="paragraph" style:parent-style-name="Standard">
      <style:text-properties fo:language="es" fo:country="AR" officeooo:rsid="00007268" officeooo:paragraph-rsid="00007268"/>
    </style:style>
    <style:style style:name="P44" style:family="paragraph" style:parent-style-name="Standard">
      <style:text-properties fo:language="es" fo:country="AR" officeooo:rsid="00007268" officeooo:paragraph-rsid="00170d97"/>
    </style:style>
    <style:style style:name="P45" style:family="paragraph" style:parent-style-name="Standard">
      <style:text-properties fo:language="es" fo:country="AR" officeooo:rsid="00007268" officeooo:paragraph-rsid="003e5d5b"/>
    </style:style>
    <style:style style:name="P46" style:family="paragraph" style:parent-style-name="Standard">
      <style:paragraph-properties fo:line-height="100%"/>
      <style:text-properties fo:language="es" fo:country="AR" officeooo:paragraph-rsid="00170d97"/>
    </style:style>
    <style:style style:name="P47" style:family="paragraph" style:parent-style-name="Standard">
      <style:paragraph-properties fo:line-height="100%"/>
      <style:text-properties fo:language="es" fo:country="AR" officeooo:paragraph-rsid="001e206f"/>
    </style:style>
    <style:style style:name="P48" style:family="paragraph" style:parent-style-name="Standard">
      <style:paragraph-properties fo:line-height="100%"/>
      <style:text-properties fo:language="es" fo:country="AR" officeooo:paragraph-rsid="001faebe"/>
    </style:style>
    <style:style style:name="P49" style:family="paragraph" style:parent-style-name="Standard">
      <style:paragraph-properties fo:line-height="100%"/>
      <style:text-properties fo:language="es" fo:country="AR" officeooo:paragraph-rsid="002376cc"/>
    </style:style>
    <style:style style:name="P50" style:family="paragraph" style:parent-style-name="Standard">
      <style:paragraph-properties fo:line-height="100%"/>
      <style:text-properties fo:language="es" fo:country="AR" officeooo:rsid="00184e66" officeooo:paragraph-rsid="00184e66"/>
    </style:style>
    <style:style style:name="P51" style:family="paragraph" style:parent-style-name="Standard">
      <style:paragraph-properties fo:line-height="100%"/>
      <style:text-properties fo:language="es" fo:country="AR" officeooo:rsid="001d5341" officeooo:paragraph-rsid="001d5341"/>
    </style:style>
    <style:style style:name="P52" style:family="paragraph" style:parent-style-name="Standard">
      <style:paragraph-properties fo:line-height="100%"/>
      <style:text-properties fo:language="es" fo:country="AR" fo:font-weight="normal" officeooo:rsid="001d5341" officeooo:paragraph-rsid="001d5341" style:font-weight-asian="normal" style:font-weight-complex="normal"/>
    </style:style>
    <style:style style:name="P53" style:family="paragraph" style:parent-style-name="Standard">
      <style:paragraph-properties fo:line-height="100%"/>
      <style:text-properties fo:language="es" fo:country="AR" fo:font-weight="normal" officeooo:rsid="001d5341" officeooo:paragraph-rsid="001faebe" style:font-weight-asian="normal" style:font-weight-complex="normal"/>
    </style:style>
    <style:style style:name="P54" style:family="paragraph" style:parent-style-name="Standard">
      <style:text-properties fo:language="es" fo:country="AR" fo:font-weight="normal" officeooo:rsid="00007268" officeooo:paragraph-rsid="003e5d5b" style:font-weight-asian="normal" style:font-weight-complex="normal"/>
    </style:style>
    <style:style style:name="P55" style:family="paragraph" style:parent-style-name="Standard">
      <style:text-properties fo:language="es" fo:country="AR" officeooo:rsid="00389df2" officeooo:paragraph-rsid="00389df2"/>
    </style:style>
    <style:style style:name="P56" style:family="paragraph" style:parent-style-name="Standard">
      <style:paragraph-properties fo:margin-left="0in" fo:margin-right="0in" fo:margin-top="0in" fo:margin-bottom="0in" loext:contextual-spacing="false" fo:line-height="100%" fo:text-indent="0in" style:auto-text-indent="false"/>
      <style:text-properties fo:language="es" fo:country="AR" fo:font-weight="bold" officeooo:rsid="00184e66" officeooo:paragraph-rsid="001e206f" style:font-weight-asian="bold" style:font-weight-complex="bold"/>
    </style:style>
    <style:style style:name="P57" style:family="paragraph" style:parent-style-name="Standard">
      <style:paragraph-properties fo:margin-left="0in" fo:margin-right="0in" fo:margin-top="0in" fo:margin-bottom="0in" loext:contextual-spacing="false" fo:line-height="100%" fo:text-indent="0in" style:auto-text-indent="false"/>
      <style:text-properties fo:language="es" fo:country="AR" fo:font-weight="bold" officeooo:rsid="00184e66" officeooo:paragraph-rsid="001faebe" style:font-weight-asian="bold" style:font-weight-complex="bold"/>
    </style:style>
    <style:style style:name="P58" style:family="paragraph" style:parent-style-name="Standard">
      <style:paragraph-properties fo:margin-left="0in" fo:margin-right="0in" fo:margin-top="0in" fo:margin-bottom="0in" loext:contextual-spacing="false" fo:line-height="100%" fo:text-indent="0in" style:auto-text-indent="false"/>
      <style:text-properties fo:language="es" fo:country="AR" fo:font-weight="normal" officeooo:rsid="001ed567" officeooo:paragraph-rsid="001ed567" style:font-weight-asian="normal" style:font-weight-complex="normal"/>
    </style:style>
    <style:style style:name="P59" style:family="paragraph" style:parent-style-name="Standard">
      <style:paragraph-properties fo:margin-left="0in" fo:margin-right="0in" fo:margin-top="0in" fo:margin-bottom="0in" loext:contextual-spacing="false" fo:line-height="100%" fo:text-indent="0in" style:auto-text-indent="false"/>
      <style:text-properties fo:language="es" fo:country="AR" fo:font-weight="normal" officeooo:rsid="001ed567" officeooo:paragraph-rsid="001faebe" style:font-weight-asian="normal" style:font-weight-complex="normal"/>
    </style:style>
    <style:style style:name="P60" style:family="paragraph" style:parent-style-name="Standard">
      <style:paragraph-properties fo:margin-left="0in" fo:margin-right="0in" fo:margin-top="0in" fo:margin-bottom="0in" loext:contextual-spacing="false" fo:line-height="100%" fo:text-indent="0in" style:auto-text-indent="false"/>
      <style:text-properties fo:language="es" fo:country="AR" fo:font-weight="normal" officeooo:rsid="001faebe" officeooo:paragraph-rsid="001faebe" style:font-weight-asian="normal" style:font-weight-complex="normal"/>
    </style:style>
    <style:style style:name="P61" style:family="paragraph" style:parent-style-name="Standard">
      <style:paragraph-properties fo:margin-left="0in" fo:margin-right="0in" fo:margin-top="0in" fo:margin-bottom="0in" loext:contextual-spacing="false" fo:line-height="100%" fo:text-indent="0in" style:auto-text-indent="false"/>
      <style:text-properties fo:language="es" fo:country="AR" fo:font-weight="normal" officeooo:rsid="001d5341" officeooo:paragraph-rsid="002b80f0" style:font-weight-asian="normal" style:font-weight-complex="normal"/>
    </style:style>
    <style:style style:name="P62" style:family="paragraph" style:parent-style-name="Standard">
      <style:paragraph-properties fo:margin-left="0in" fo:margin-right="0in" fo:margin-top="0in" fo:margin-bottom="0in" loext:contextual-spacing="false" fo:line-height="100%" fo:text-indent="0in" style:auto-text-indent="false"/>
      <style:text-properties fo:font-size="15pt" fo:language="es" fo:country="AR" fo:font-weight="bold" officeooo:rsid="001faebe" officeooo:paragraph-rsid="001faebe" style:font-size-asian="15pt" style:font-weight-asian="bold" style:font-size-complex="15pt" style:font-weight-complex="bold"/>
    </style:style>
    <style:style style:name="P63" style:family="paragraph" style:parent-style-name="Text_20_body">
      <style:paragraph-properties fo:line-height="100%"/>
      <style:text-properties fo:language="es" fo:country="AR" fo:font-weight="normal" officeooo:rsid="001a319c" officeooo:paragraph-rsid="001d5341" style:font-weight-asian="normal" style:font-weight-complex="normal"/>
    </style:style>
    <style:style style:name="P64" style:family="paragraph" style:parent-style-name="Text_20_body">
      <style:paragraph-properties fo:line-height="100%"/>
      <style:text-properties fo:language="es" fo:country="AR" fo:font-weight="normal" officeooo:rsid="0029f367" officeooo:paragraph-rsid="0029f367" style:font-weight-asian="normal" style:font-weight-complex="normal"/>
    </style:style>
    <style:style style:name="P65" style:family="paragraph" style:parent-style-name="Text_20_body">
      <style:paragraph-properties fo:line-height="100%"/>
      <style:text-properties fo:language="es" fo:country="AR" officeooo:paragraph-rsid="001faebe"/>
    </style:style>
    <style:style style:name="P66" style:family="paragraph" style:parent-style-name="Text_20_body">
      <style:paragraph-properties fo:margin-left="0in" fo:margin-right="0in" fo:margin-top="0in" fo:margin-bottom="0in" loext:contextual-spacing="false" fo:text-indent="0in" style:auto-text-indent="false"/>
      <style:text-properties fo:language="es" fo:country="AR"/>
    </style:style>
    <style:style style:name="P67" style:family="paragraph" style:parent-style-name="Text_20_body">
      <style:paragraph-properties fo:margin-left="0in" fo:margin-right="0in" fo:margin-top="0in" fo:margin-bottom="0in" loext:contextual-spacing="false" fo:line-height="100%" fo:text-indent="0in" style:auto-text-indent="false"/>
      <style:text-properties fo:language="es" fo:country="AR"/>
    </style:style>
    <style:style style:name="P68" style:family="paragraph" style:parent-style-name="Text_20_body">
      <style:paragraph-properties fo:margin-left="0in" fo:margin-right="0in" fo:margin-top="0in" fo:margin-bottom="0in" loext:contextual-spacing="false" fo:line-height="100%" fo:text-indent="0in" style:auto-text-indent="false"/>
      <style:text-properties fo:language="es" fo:country="AR" officeooo:paragraph-rsid="001a319c"/>
    </style:style>
    <style:style style:name="P69" style:family="paragraph" style:parent-style-name="Text_20_body">
      <style:paragraph-properties fo:margin-left="0in" fo:margin-right="0in" fo:margin-top="0in" fo:margin-bottom="0in" loext:contextual-spacing="false" fo:line-height="100%" fo:text-indent="0in" style:auto-text-indent="false"/>
      <style:text-properties fo:language="es" fo:country="AR" fo:font-weight="bold" officeooo:rsid="002ae30c" officeooo:paragraph-rsid="002ae30c" style:font-weight-asian="bold" style:font-weight-complex="bold"/>
    </style:style>
    <style:style style:name="P70" style:family="paragraph" style:parent-style-name="Text_20_body">
      <style:paragraph-properties fo:margin-left="0in" fo:margin-right="0in" fo:margin-top="0in" fo:margin-bottom="0in" loext:contextual-spacing="false" fo:line-height="100%" fo:text-indent="0in" style:auto-text-indent="false"/>
      <style:text-properties fo:language="es" fo:country="AR" fo:font-weight="bold" officeooo:rsid="002b80f0" officeooo:paragraph-rsid="002b80f0" style:font-weight-asian="bold" style:font-weight-complex="bold"/>
    </style:style>
    <style:style style:name="P71" style:family="paragraph" style:parent-style-name="Text_20_body">
      <style:paragraph-properties fo:margin-left="0in" fo:margin-right="0in" fo:margin-top="0in" fo:margin-bottom="0in" loext:contextual-spacing="false" fo:line-height="100%" fo:text-indent="0in" style:auto-text-indent="false"/>
      <style:text-properties fo:language="es" fo:country="AR" officeooo:rsid="002e8185" officeooo:paragraph-rsid="002e8185"/>
    </style:style>
    <style:style style:name="P72" style:family="paragraph" style:parent-style-name="Text_20_body">
      <style:paragraph-properties fo:margin-left="0in" fo:margin-right="0in" fo:margin-top="0in" fo:margin-bottom="0in" loext:contextual-spacing="false" fo:line-height="100%" fo:text-indent="0in" style:auto-text-indent="false"/>
      <style:text-properties fo:font-size="15pt" fo:language="es" fo:country="AR" fo:font-weight="bold" officeooo:rsid="002ae30c" officeooo:paragraph-rsid="002ae30c" style:font-size-asian="15pt" style:font-weight-asian="bold" style:font-size-complex="15pt" style:font-weight-complex="bold"/>
    </style:style>
    <style:style style:name="P73" style:family="paragraph" style:parent-style-name="Text_20_body">
      <style:paragraph-properties fo:margin-top="0in" fo:margin-bottom="0in" loext:contextual-spacing="false" fo:line-height="100%"/>
      <style:text-properties fo:language="es" fo:country="AR" officeooo:paragraph-rsid="001a319c"/>
    </style:style>
    <style:style style:name="T1" style:family="text">
      <style:text-properties officeooo:rsid="00057c23"/>
    </style:style>
    <style:style style:name="T2" style:family="text">
      <style:text-properties officeooo:rsid="0006ca4e"/>
    </style:style>
    <style:style style:name="T3" style:family="text">
      <style:text-properties officeooo:rsid="0007dce6"/>
    </style:style>
    <style:style style:name="T4" style:family="text">
      <style:text-properties officeooo:rsid="000a2bdc"/>
    </style:style>
    <style:style style:name="T5" style:family="text">
      <style:text-properties officeooo:rsid="000aad3e"/>
    </style:style>
    <style:style style:name="T6" style:family="text">
      <style:text-properties officeooo:rsid="0011ab44"/>
    </style:style>
    <style:style style:name="T7" style:family="text">
      <style:text-properties officeooo:rsid="00142cfb"/>
    </style:style>
    <style:style style:name="T8" style:family="text">
      <style:text-properties officeooo:rsid="00170d97"/>
    </style:style>
    <style:style style:name="T9" style:family="text">
      <style:text-properties officeooo:rsid="001cb471"/>
    </style:style>
    <style:style style:name="T10" style:family="text">
      <style:text-properties officeooo:rsid="001d5341"/>
    </style:style>
    <style:style style:name="T11" style:family="text">
      <style:text-properties fo:font-weight="bold" style:font-weight-asian="bold" style:font-weight-complex="bold"/>
    </style:style>
    <style:style style:name="T12" style:family="text">
      <style:text-properties fo:font-weight="bold" officeooo:rsid="0012ed33" style:font-weight-asian="bold" style:font-weight-complex="bold"/>
    </style:style>
    <style:style style:name="T13" style:family="text">
      <style:text-properties fo:font-weight="bold" officeooo:rsid="00057c23" style:font-weight-asian="bold" style:font-weight-complex="bold"/>
    </style:style>
    <style:style style:name="T14" style:family="text">
      <style:text-properties fo:font-weight="bold" officeooo:rsid="00184e66" style:font-weight-asian="bold" style:font-weight-complex="bold"/>
    </style:style>
    <style:style style:name="T15" style:family="text">
      <style:text-properties fo:font-weight="bold" officeooo:rsid="003e5d5b" style:font-weight-asian="bold" style:font-weight-complex="bold"/>
    </style:style>
    <style:style style:name="T16" style:family="text">
      <style:text-properties fo:font-weight="bold" officeooo:rsid="0006ca4e"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57c23" style:font-weight-asian="normal" style:font-weight-complex="normal"/>
    </style:style>
    <style:style style:name="T19" style:family="text">
      <style:text-properties fo:font-weight="normal" officeooo:rsid="003e5d5b" style:font-weight-asian="normal" style:font-weight-complex="normal"/>
    </style:style>
    <style:style style:name="T20" style:family="text">
      <style:text-properties fo:font-weight="normal" officeooo:rsid="0006ca4e" style:font-weight-asian="normal" style:font-weight-complex="normal"/>
    </style:style>
    <style:style style:name="T21" style:family="text">
      <style:text-properties officeooo:rsid="001e206f"/>
    </style:style>
    <style:style style:name="T22" style:family="text">
      <style:text-properties officeooo:rsid="001faebe"/>
    </style:style>
    <style:style style:name="T23" style:family="text">
      <style:text-properties officeooo:rsid="002146d4"/>
    </style:style>
    <style:style style:name="T24" style:family="text">
      <style:text-properties officeooo:rsid="0022ac99"/>
    </style:style>
    <style:style style:name="T25" style:family="text">
      <style:text-properties officeooo:rsid="002376cc"/>
    </style:style>
    <style:style style:name="T26" style:family="text">
      <style:text-properties officeooo:rsid="002a69ed"/>
    </style:style>
    <style:style style:name="T27" style:family="text">
      <style:text-properties officeooo:rsid="002b80f0"/>
    </style:style>
    <style:style style:name="T28" style:family="text">
      <style:text-properties officeooo:rsid="0031f25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31f25d" style:font-weight-asian="bold" style:font-weight-complex="bold"/>
    </style:style>
    <style:style style:name="T31" style:family="text">
      <style:text-properties style:text-underline-style="solid" style:text-underline-width="auto" style:text-underline-color="font-color" fo:font-weight="bold" officeooo:rsid="0031f5fc" style:font-weight-asian="bold" style:font-weight-complex="bold"/>
    </style:style>
    <style:style style:name="T32" style:family="text">
      <style:text-properties officeooo:rsid="0031f5fc"/>
    </style:style>
    <style:style style:name="T33" style:family="text">
      <style:text-properties style:text-underline-style="none" fo:font-weight="normal" style:font-weight-asian="normal" style:font-weight-complex="normal"/>
    </style:style>
    <style:style style:name="T34"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35" style:family="text">
      <style:text-properties officeooo:rsid="0034d1ca"/>
    </style:style>
    <style:style style:name="T36" style:family="text">
      <style:text-properties officeooo:rsid="00373a43"/>
    </style:style>
    <style:style style:name="T37" style:family="text">
      <style:text-properties officeooo:rsid="00385db9"/>
    </style:style>
    <style:style style:name="T38" style:family="text">
      <style:text-properties officeooo:rsid="00389df2"/>
    </style:style>
    <style:style style:name="T39" style:family="text">
      <style:text-properties officeooo:rsid="003e5d5b"/>
    </style:style>
    <style:style style:name="T40" style:family="text">
      <style:text-properties officeooo:rsid="003f61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des de Computadoras</text:p>
      <text:p text:style-name="P24"/>
      <text:p text:style-name="P2">Proyecto integrador</text:p>
      <text:p text:style-name="P24"/>
      <text:p text:style-name="P10">Introducción:</text:p>
      <text:p text:style-name="P10"/>
      <text:p text:style-name="P10">Marco teórico:</text:p>
      <text:p text:style-name="P10"/>
      <text:p text:style-name="P10">CAPA FÍSICA</text:p>
      <text:p text:style-name="P24">Es la capa más baja del modelo OSI. Se encarga de la transmisión y recepción de una secuencia no</text:p>
      <text:p text:style-name="P24">estructurada de bits sin procesar a través de un medio físico. Describe las interfaces eléctrica/óptica,</text:p>
      <text:p text:style-name="P24">mecánica y funcional al medio físico, y lleva las señales hacia el resto de las capas superiores.</text:p>
      <text:p text:style-name="P24">Proporciona la codificación de datos, modifica el modelo de señal digital sencillo, 1s y 0s, que utiliza</text:p>
      <text:p text:style-name="P24">el equipo para acomodar mejor las características del medio físico y para ayudar a la sincronización</text:p>
      <text:p text:style-name="P24">entre bits y trama. Además, define la técnica de transmisión (ya sea analógica o digital).</text:p>
      <text:p text:style-name="P24"/>
      <text:p text:style-name="P9">CAPA DE ENLACE</text:p>
      <text:p text:style-name="P25">Ofrece una transferencia sin errores de tramas de datos desde un nodo a otro a través de la capa</text:p>
      <text:p text:style-name="P25">física, permitiendo a las capas por encima asumir virtualmente la transmisión sin errores a través del</text:p>
      <text:p text:style-name="P25">vínculo. Para ello, la capa de vínculo de datos proporciona el establecimiento y finalización de</text:p>
      <text:p text:style-name="P25">vínculos, control del tráfico en tramas, secuenciación de tramas, confirmación de trama (detecta</text:p>
      <text:p text:style-name="P25">errores y se recupera de ellos), delimitación de trama, gestión de acceso a medios.</text:p>
      <text:p text:style-name="P9"/>
      <text:p text:style-name="P9">CAPA DE RED</text:p>
      <text:p text:style-name="P25">La capa de red controla el funcionamiento de la subred, decidiendo qué ruta de acceso física</text:p>
      <text:p text:style-name="P25">deberían tomar los datos en función de las condiciones de la red, la prioridad de servicio y otros</text:p>
      <text:p text:style-name="P25">factores. Esta capa proporciona enrutamiento, control de tráfico de subred, fragmentación de tramas,</text:p>
      <text:p text:style-name="P25">asignación de direcciones lógico-físicas, contabilidad del uso de la subred.</text:p>
      <text:p text:style-name="P25">El software de capa de red debe generar encabezados para que el software de capa de red que</text:p>
      <text:p text:style-name="P25">reside en los sistemas intermedios de subred pueda reconocerlos y utilizarlos para enrutar datos a la</text:p>
      <text:p text:style-name="P25">dirección de destino. A su vez contamos con un protocolo, 802.1Q que permita a múltiples redes</text:p>
      <text:p text:style-name="P25">compartir de forma transparente el mismo medio físico, sin problemas de interferencia entre ellas</text:p>
      <text:p text:style-name="P25">(Trunking). 802.1Q es también el nombre actual del estándar establecido en este proyecto y se usa</text:p>
      <text:p text:style-name="P25">para definir el protocolo de encapsulamiento usado para implementar este mecanismo en redes</text:p>
      <text:p text:style-name="P25">Ethernet. Todos los dispositivos de interconexión que soportan VLAN deben seguir la norma IEEE</text:p>
      <text:p text:style-name="P25">802.1Q que especifica con detalle el funcionamiento y administración de redes virtuales.</text:p>
      <text:p text:style-name="P25">Esta capa libera a las capas superiores de la necesidad de tener conocimientos sobre la transmisión</text:p>
      <text:p text:style-name="P25">de datos y las tecnologías de conmutación intermedias que se utilizan para conectar los sistemas de</text:p>
      <text:p text:style-name="P25">conmutación. Establece, mantiene y finaliza las conexiones entre las instalaciones de comunicación</text:p>
      <text:p text:style-name="P25">que intervienen (uno o varios sistemas intermedios en la subred de comunicación).</text:p>
      <text:p text:style-name="P25">En la capa de red y las capas inferiores existen protocolos entre pares entre un nodo y su vecino</text:p>
      <text:p text:style-name="P25">inmediato, pero es posible que el vecino sea un nodo a través del cual se enrutan datos, no laestación de destino. Las estaciones de origen y de destino pueden estar separadas por muchos</text:p>
      <text:p text:style-name="P25">sistemas intermedios.</text:p>
      <text:p text:style-name="P25">El resto de las capas del sistema OSI fueron documentadas en el práctico anterior con lo cual vamos</text:p>
      <text:p text:style-name="P25">a referirnos a él para extender este marco teórico.</text:p>
      <text:p text:style-name="P25"/>
      <text:p text:style-name="P25"/>
      <text:p text:style-name="P3"><text:soft-page-break/>Diseño de capas</text:p>
      <text:p text:style-name="P3"/>
      <text:p text:style-name="P30">●Diseño de capa física.</text:p>
      <text:p text:style-name="P25">Para la conexión entre las tres <text:span text:style-name="T36">provincias</text:span> se establecieron conexiones punto a punto mediante fibra</text:p>
      <text:p text:style-name="P25">óptica con placas gigabyte Ethernet. Para la conexión y el cableado interno se utilizaron switchs y</text:p>
      <text:p text:style-name="P25">placas fast ethernet. Además se instalaron dispositivos de wifi en cada uno de los pisos de la</text:p>
      <text:p text:style-name="P25">empresa. La topología de cada una <text:span text:style-name="T37">de </text:span>las redes son, anillo entre routers e internamente estrella en</text:p>
      <text:p text:style-name="P25">Rosario, Corrientes y Mendoza.</text:p>
      <text:p text:style-name="P25"/>
      <text:p text:style-name="P25">●<text:span text:style-name="T29">Diseño capa de enlace y capa de red.</text:span></text:p>
      <text:p text:style-name="P25">(Asignación de VLANs, 802.1q, etc.).(despliegue IP, ruteo, NAT, etc.).</text:p>
      <text:p text:style-name="P25">Nuestra red se divide como ya sabemos en tres <text:span text:style-name="T35">provincias</text:span>. Empezaremos detallando los grandes</text:p>
      <text:p text:style-name="P25">bloques de redes para ir adentrándonos en las subredes creadas.</text:p>
      <text:p text:style-name="P25">Las redes más pequeñas son las que unen las ciudades, estas redes punto a punto están</text:p>
      <text:p text:style-name="P25">conectadas como ya mencionamos con un enlace de fibra y dos routers uno en cada provincia.</text:p>
      <text:p text:style-name="P25"><text:span text:style-name="T35">R</text:span>ecordemos que cada una de estas redes tienen cuatro direcciones ip disponibles una de las cuales</text:p>
      <text:p text:style-name="P25">la usa para identificar la red y otra para el broadcast, con lo cual quedan dos hosts disponibles uno</text:p>
      <text:p text:style-name="P25">para cada router.</text:p>
      <text:p text:style-name="P25">Para enmascarar la ip privada de la red y poder salir a internet con una ip pública lo que se hizo fue</text:p>
      <text:p text:style-name="P25">un NAT con una lista de ips permitidas para la salida. Este proceso se hizo en el router de <text:span text:style-name="T35">Mendoza</text:span> y</text:p>
      <text:p text:style-name="P25">salimos únicamente con la ip 200.23.11.<text:span text:style-name="T35">40</text:span> pero utilizando distintos sockets para cada requerimiento</text:p>
      <text:p text:style-name="P25">de salida. <text:span text:style-name="T35">Los servidores que tienen servicios con internet tienen sus ips definidas y se veran en la parte de hardware.</text:span></text:p>
      <text:p text:style-name="P25"/>
      <text:p text:style-name="P6">Descripción de servicios:</text:p>
      <text:p text:style-name="P25"/>
      <text:p text:style-name="P25">●<text:span text:style-name="T34">Descripción de servicio DNS.</text:span></text:p>
      <text:p text:style-name="P25">En los servidores DNS se configuraron los registros necesarios para que todos los servicios</text:p>
      <text:p text:style-name="P25">requeridos <text:span text:style-name="T28">estén activos y descentralizados.</text:span></text:p>
      <text:p text:style-name="P25">El servidor principal se encuentra en <text:span text:style-name="T28">Mendoza</text:span>, en este se configuró un registro SOA con el nombre del</text:p>
      <text:p text:style-name="P25">servidor, y los tiempos necesarios para su actualización. Por otro lado también tuvimos que</text:p>
      <text:p text:style-name="P25">agregar los registros A Record para los servicios web y el servicio de mail.</text:p>
      <text:p text:style-name="P55">También se configuro un servidor DNS externo que se encuentra en Mendoza para administrar los DNS de todo lo que sea externo a las redes de Roger.</text:p>
      <text:p text:style-name="P25"/>
      <text:p text:style-name="P25">●<text:span text:style-name="T30">Descripción del servicio DHCP.</text:span></text:p>
      <text:p text:style-name="P27">Para el servicio de configuración dinámica de hosts decidimos usar <text:span text:style-name="T28">2</text:span> servidores de DHCP <text:span text:style-name="T38">(Rosario y Corrientes)</text:span> <text:span text:style-name="T28">y especificamente en mendoza un router con DHCP</text:span>. La ventaja de tener un servidor en cada edificio frente a tener uno solo centralizado es que ante cualquier inconveniente eléctrico que se produzca en el edificio donde se encuentre el servidor único, los otros edificios seguirán funcionando con su red sin que esto los afecte.</text:p>
      <text:p text:style-name="P25">En <text:span text:style-name="T28">Mendoza</text:span> donde tenemos 4 vlans propusimos poner un solo servidor funcionando como relay o</text:p>
      <text:p text:style-name="P25">agente de transmisión.</text:p>
      <text:p text:style-name="P25"/>
      <text:p text:style-name="P25">●<text:span text:style-name="T30">Descripción de servicio de Mails:</text:span></text:p>
      <text:p text:style-name="P29">Se crearon varios usuarios distribuidos en las 3 sedes de Roger para simular el funcionamiento de los mismos en todas las subredes disponibles. En la sede de Mendoza se usan los usuarios (<text:span text:style-name="T38">administracionPiso1, administracionPiso2, administracionPiso7, administracionPiso10, gerenciaPiso1 </text:span><text:soft-page-break/><text:span text:style-name="T38">y logisticaPiso2</text:span>) . En la sede de Rosario se usan los usuarios(<text:span text:style-name="T38">facturacionRosario y administracionRosario</text:span>). En la sede de Corrientes se usa <text:span text:style-name="T38">el</text:span> usuario(<text:span text:style-name="T38">AdministracionCorrientes</text:span>).</text:p>
      <text:p text:style-name="P28">Este servidor SMTP y POP3 está ubicado en la sede de Mendoza en un mismo equipo.</text:p>
      <text:p text:style-name="P25"/>
      <text:p text:style-name="P30">●<text:span text:style-name="T32">Descripción de servicio web HTTP y HTTPS:</text:span></text:p>
      <text:p text:style-name="P31"><text:span text:style-name="T33">Para cubrir este aspecto se configuraron 2 servidores HTTP y 2 HTTPS todos ubicados en la sede de Mendoza.</text:span></text:p>
      <text:p text:style-name="P31"><text:span text:style-name="T33"/></text:p>
      <text:p text:style-name="P25">●<text:span text:style-name="T31">Implementaciones pedientes, dificultades encontradas, etc:</text:span></text:p>
      <text:p text:style-name="P25">Una de las mayores dificultades encontradas en este trabajo práctico fue cuando hicimos las VLANS</text:p>
      <text:p text:style-name="P25">de Buenos Aires, principalmente por una cuestión de orden nuestra en la que hicimos varias</text:p>
      <text:p text:style-name="P25">conexiones al mismo tiempo y no podíamos ubicar bien que parte de red correspondía con la VLAN</text:p>
      <text:p text:style-name="P25">que deseábamos. Otra dificultad fue por el emulador que no conseguía generar una conexión simple</text:p>
      <text:p text:style-name="P25">entre, por ejemplo, una PC y un Switch. Para solucionarlo tuvimos que reiniciar el emulador para que</text:p>
      <text:p text:style-name="P26">tom<text:span text:style-name="T32">e </text:span>lo<text:span text:style-name="T32">s </text:span>nuevo<text:span text:style-name="T32">s </text:span>cambios.</text:p>
      <text:p text:style-name="P25">Otro de los problemas fue el hacer funcionar correctamente el NAT, los ejemplos con una sola</text:p>
      <text:p text:style-name="P25">dirección de IP son sencillos de resolver pero al tener un rango o una subred es un poco más</text:p>
      <text:p text:style-name="P25">complejo</text:p>
      <text:p text:style-name="P32"/>
      <text:p text:style-name="P7">Detalles de Hardware (PC’s – Servers - Router - Switch)</text:p>
      <text:p text:style-name="P33"/>
      <text:p text:style-name="P8"><text:span text:style-name="T11">MENDOZA:</text:span></text:p>
      <text:p text:style-name="P41"/>
      <text:p text:style-name="P13">VLAN 5 – Sistemas:</text:p>
      <text:p text:style-name="P35"/>
      <text:p text:style-name="P42">Servidores <text:span text:style-name="T40">IP estática</text:span>:</text:p>
      <text:p text:style-name="P12">Nombre<text:tab/><text:tab/><text:tab/>IP Local <text:s text:c="7"/><text:span text:style-name="T1">– </text:span>IP Pública<text:tab/><text:span text:style-name="T1">– Máscara</text:span></text:p>
      <text:p text:style-name="P34">LOCAL RESOLVER : <text:tab/>172.29.1.13<text:span text:style-name="T3">5 – 200.23.11.5<text:tab/></text:span><text:span text:style-name="T13">– </text:span><text:span text:style-name="T19">255.255.255.128</text:span></text:p>
      <text:p text:style-name="P45">S<text:span text:style-name="T17">RV-NS1 : <text:tab/><text:tab/><text:tab/>172.29.1.131 – </text:span><text:span text:style-name="T20">200.23.11.1</text:span><text:span text:style-name="T18"><text:tab/>– </text:span><text:span text:style-name="T19">255.255.255.128</text:span></text:p>
      <text:p text:style-name="P54">SRV-NS2 : <text:tab/><text:tab/><text:tab/>172.29.1.132 <text:span text:style-name="T1">– 200.23.11.2<text:tab/>– 255.255.255.128</text:span></text:p>
      <text:p text:style-name="P54">SRV-HTTP1 :<text:tab/><text:tab/><text:tab/>172.29.1.13<text:span text:style-name="T1">7 – </text:span><text:bookmark-start text:name="__DdeLink__30_1466283661"/><text:span text:style-name="T1">200.23.11.7</text:span><text:bookmark-end text:name="__DdeLink__30_1466283661"/><text:span text:style-name="T1"><text:tab/>– 255.255.255.128</text:span></text:p>
      <text:p text:style-name="P54">SRV-HTTP<text:span text:style-name="T5">S1</text:span> :<text:tab/><text:tab/>172.29.1.136 – <text:span text:style-name="T2">200.23.11.6 <text:s/><text:tab/>– 255.255.255.128</text:span></text:p>
      <text:p text:style-name="P54">SRV-MAIL : <text:tab/><text:tab/><text:tab/>172.29.1.133 – <text:span text:style-name="T2">200.23.11.3 <text:tab/>– 255.255.255.128</text:span></text:p>
      <text:p text:style-name="P54">SRV-PLANIFNS1 :<text:tab/><text:tab/>172.29.1.138 – <text:span text:style-name="T2">200.23.11.8 <text:tab/>– 255.255.255.128</text:span></text:p>
      <text:p text:style-name="P54">SRV-PLANIFNS2 :<text:tab/><text:tab/>172.29.1.139 – <text:span text:style-name="T2">200.23.11.9 <text:s/><text:tab/>– 255.255.255.128</text:span></text:p>
      <text:p text:style-name="P54">SRV-HTTP2 : <text:tab/><text:tab/><text:tab/>172.29.1.141 – <text:span text:style-name="T2">200.23.11.11 <text:tab/>– 255.255.255.128</text:span></text:p>
      <text:p text:style-name="P54">SRV-HTTPS2 :<text:tab/><text:tab/>172.29.1.142 – <text:span text:style-name="T2">200.23.11.12 <text:tab/>– 255.255.255.128</text:span></text:p>
      <text:p text:style-name="P54">SRV-NS<text:span text:style-name="T4">EXTERIOR</text:span> :<text:tab/><text:tab/>172.29.1.1<text:span text:style-name="T4">40</text:span> – <text:span text:style-name="T2">200.23.11.10<text:tab/>– 255.255.255.128</text:span></text:p>
      <text:p text:style-name="P35"/>
      <text:p text:style-name="P13">Pc’s: Configuradas por DHCP.</text:p>
      <text:p text:style-name="P35">PC-PT “Sistemas”</text:p>
      <text:p text:style-name="P43"/>
      <text:p text:style-name="P13">VLAN 2 - <text:s/>Administración:</text:p>
      <text:p text:style-name="P35">PC-PT “Depto Contabilidad”</text:p>
      <text:p text:style-name="P35">PC-PT “Depto Fact y Liquidaciones”</text:p>
      <text:p text:style-name="P35">PC-PT “Depto RRHH”</text:p>
      <text:p text:style-name="P35">PC-PT “Depto Compras”</text:p>
      <text:p text:style-name="P35">PC-PT “Atención al público”</text:p>
      <text:p text:style-name="P13"><text:soft-page-break/></text:p>
      <text:p text:style-name="P13">VLAN 3 – Logística:</text:p>
      <text:p text:style-name="P35">PC-PT “Depto Refrigerados”</text:p>
      <text:p text:style-name="P35">PC-PT “Depto Logística”</text:p>
      <text:p text:style-name="P35">PC-PT “Depto Aduana”</text:p>
      <text:p text:style-name="P35">PC-PT “Depto Mantenimiento”</text:p>
      <text:p text:style-name="P13">VLAN 4 – Gerencia:</text:p>
      <text:p text:style-name="P35">PC-PT “Depto Directorio”</text:p>
      <text:p text:style-name="P35">PC-PT “Depto Gerencia”</text:p>
      <text:p text:style-name="P35">PC-PT “Depto Marketing”</text:p>
      <text:p text:style-name="P35">PC-PT “Sala Reunión”</text:p>
      <text:p text:style-name="P35">PC-PT “Sum”</text:p>
      <text:p text:style-name="P44"/>
      <text:p text:style-name="P16">Router Mendoza:</text:p>
      <text:p text:style-name="P36">Router-PT-Empty “Mendoza”</text:p>
      <text:p text:style-name="P36"/>
      <text:p text:style-name="P73"><text:span text:style-name="T8">ip dhcp excluded-address 172.29.1.1</text:span></text:p>
      <text:p text:style-name="P73"><text:span text:style-name="T8">i</text:span>p dhcp excluded-address 172.29.1.33</text:p>
      <text:p text:style-name="P73">ip dhcp excluded-address 172.29.1.65</text:p>
      <text:p text:style-name="P73">ip dhcp excluded-address 172.29.1.129</text:p>
      <text:p text:style-name="P73">ip dhcp excluded-address 172.29.1.130</text:p>
      <text:p text:style-name="P73">ip dhcp excluded-address 172.29.1.131</text:p>
      <text:p text:style-name="P68">ip dhcp excluded-address 172.29.1.132</text:p>
      <text:p text:style-name="P67">ip dhcp excluded-address 172.29.1.133</text:p>
      <text:p text:style-name="P67">ip dhcp excluded-address 172.29.1.134</text:p>
      <text:p text:style-name="P67">ip dhcp excluded-address 172.29.1.135</text:p>
      <text:p text:style-name="P67">ip dhcp excluded-address 172.29.1.136</text:p>
      <text:p text:style-name="P67">ip dhcp excluded-address 172.29.1.137</text:p>
      <text:p text:style-name="P67">ip dhcp excluded-address 172.29.1.138</text:p>
      <text:p text:style-name="P67">ip dhcp excluded-address 172.29.1.139</text:p>
      <text:p text:style-name="P67">ip dhcp excluded-address 172.29.1.140</text:p>
      <text:p text:style-name="P67">ip dhcp excluded-address 172.29.1.141</text:p>
      <text:p text:style-name="P67">ip dhcp excluded-address 172.29.1.142</text:p>
      <text:p text:style-name="P67">ip dhcp excluded-address 172.29.1.143</text:p>
      <text:p text:style-name="P67">ip dhcp excluded-address 172.29.1.144</text:p>
      <text:p text:style-name="P67">ip dhcp excluded-address 172.29.1.145</text:p>
      <text:p text:style-name="P67">ip dhcp excluded-address 172.29.1.146</text:p>
      <text:p text:style-name="P67">ip dhcp excluded-address 172.29.1.147</text:p>
      <text:p text:style-name="P67">ip dhcp excluded-address 172.29.1.148</text:p>
      <text:p text:style-name="P67">ip dhcp excluded-address 172.29.1.149</text:p>
      <text:p text:style-name="P67">ip dhcp excluded-address 172.29.1.150</text:p>
      <text:p text:style-name="P67"/>
      <text:p text:style-name="P67"/>
      <text:p text:style-name="P67">ip dhcp pool VLAN2</text:p>
      <text:p text:style-name="P67">network 172.29.1.0 255.255.255.224</text:p>
      <text:p text:style-name="P67">default-router 172.29.1.1</text:p>
      <text:p text:style-name="P67">dns-server 172.29.1.135</text:p>
      <text:p text:style-name="P67">ip dhcp pool VLAN3</text:p>
      <text:p text:style-name="P67">network 172.29.1.32 255.255.255.224</text:p>
      <text:p text:style-name="P67"><text:soft-page-break/>default-router 172.29.1.33</text:p>
      <text:p text:style-name="P67">dns-server 172.29.1.135</text:p>
      <text:p text:style-name="P67">ip dhcp pool VLAN4</text:p>
      <text:p text:style-name="P67">network 172.29.1.64 255.255.255.192</text:p>
      <text:p text:style-name="P67">default-router 172.29.1.65</text:p>
      <text:p text:style-name="P67">dns-server 172.29.1.135</text:p>
      <text:p text:style-name="P67">ip dhcp pool VLAN5</text:p>
      <text:p text:style-name="P67">network 172.29.1.128 255.255.255.128</text:p>
      <text:p text:style-name="P67">default-router 172.29.1.129</text:p>
      <text:p text:style-name="P67">dns-server 172.29.1.135</text:p>
      <text:p text:style-name="P67"/>
      <text:p text:style-name="P67">interface GigabitEthernet0/0</text:p>
      <text:p text:style-name="P67">no ip address</text:p>
      <text:p text:style-name="P67"/>
      <text:p text:style-name="P67">interface GigabitEthernet0/0.2</text:p>
      <text:p text:style-name="P67">encapsulation dot1Q 2</text:p>
      <text:p text:style-name="P67">ip address 172.29.1.1 255.255.255.224</text:p>
      <text:p text:style-name="P67">ip nat inside</text:p>
      <text:p text:style-name="P67"/>
      <text:p text:style-name="P67">interface GigabitEthernet0/0.3</text:p>
      <text:p text:style-name="P67">encapsulation dot1Q 3</text:p>
      <text:p text:style-name="P67">ip address 172.29.1.33 255.255.255.224</text:p>
      <text:p text:style-name="P67">ip nat inside</text:p>
      <text:p text:style-name="P67"/>
      <text:p text:style-name="P67">interface GigabitEthernet0/0.4</text:p>
      <text:p text:style-name="P67">encapsulation dot1Q 4</text:p>
      <text:p text:style-name="P67">ip address 172.29.1.65 255.255.255.192</text:p>
      <text:p text:style-name="P67">ip nat inside</text:p>
      <text:p text:style-name="P67"/>
      <text:p text:style-name="P67">interface GigabitEthernet0/0.5</text:p>
      <text:p text:style-name="P67">encapsulation dot1Q 5</text:p>
      <text:p text:style-name="P67">ip address 172.29.1.129 255.255.255.128</text:p>
      <text:p text:style-name="P67">ip nat inside</text:p>
      <text:p text:style-name="P67"/>
      <text:p text:style-name="P67">interface GigabitEthernet1/0</text:p>
      <text:p text:style-name="P67">ip address 205.32.130.2 255.255.255.252</text:p>
      <text:p text:style-name="P67">ip nat outside</text:p>
      <text:p text:style-name="P67"/>
      <text:p text:style-name="P67">interface GigabitEthernet2/0</text:p>
      <text:p text:style-name="P67">ip address 172.15.0.130 255.255.255.252</text:p>
      <text:p text:style-name="P67">ip nat inside</text:p>
      <text:p text:style-name="P67"/>
      <text:p text:style-name="P67">router rip</text:p>
      <text:p text:style-name="P67"/>
      <text:p text:style-name="P67">ip nat pool roger 200.23.11.40 200.23.11.40 netmask 255.255.255.128</text:p>
      <text:p text:style-name="P67">ip nat inside source list 1 pool roger overload</text:p>
      <text:p text:style-name="P67">ip nat inside source static 172.29.1.137 200.23.11.7 </text:p>
      <text:p text:style-name="P67">ip nat inside source static 172.29.1.136 200.23.11.6 </text:p>
      <text:p text:style-name="P67">ip nat inside source static 172.29.1.133 200.23.11.3 </text:p>
      <text:p text:style-name="P67"><text:soft-page-break/>ip nat inside source static 172.29.1.141 200.23.11.11 </text:p>
      <text:p text:style-name="P67">ip nat inside source static 172.29.1.142 200.23.11.12 </text:p>
      <text:p text:style-name="P67">ip nat inside source static 172.29.1.140 200.23.11.10 </text:p>
      <text:p text:style-name="P67"/>
      <text:p text:style-name="P67">ip classless</text:p>
      <text:p text:style-name="P67">ip route 172.15.0.0 255.255.255.192 172.15.0.129 </text:p>
      <text:p text:style-name="P67">ip route 172.15.0.64 255.255.255.192 172.15.0.129 </text:p>
      <text:p text:style-name="P67">ip route 64.223.190.0 255.255.255.0 205.32.130.1 </text:p>
      <text:p text:style-name="P67">ip route 193.0.14.0 255.255.255.0 205.32.130.1 </text:p>
      <text:p text:style-name="P67">ip route 200.108.145.0 255.255.255.0 205.32.130.1 </text:p>
      <text:p text:style-name="P67"/>
      <text:p text:style-name="P67">access-list 1 permit 172.29.1.0 0.0.0.127</text:p>
      <text:p text:style-name="P67">access-list 1 permit 172.29.1.0 0.0.0.255</text:p>
      <text:p text:style-name="P67">access-list 1 permit 172.15.0.0 0.0.0.255</text:p>
      <text:p text:style-name="P37"/>
      <text:p text:style-name="P37"/>
      <text:p text:style-name="P19">Switchs:</text:p>
      <text:p text:style-name="P46"><text:span text:style-name="T7">Switch PT “Servidores”</text:span></text:p>
      <text:p text:style-name="P46"><text:span text:style-name="T7">Switch PT – Empty “Resolvers”</text:span></text:p>
      <text:p text:style-name="P38">Switch PT “Piso 10”</text:p>
      <text:p text:style-name="P38">Switch PT “Piso 7”</text:p>
      <text:p text:style-name="P38">Switch PT “Piso 2”</text:p>
      <text:p text:style-name="P38">Switch PT “Piso 1”</text:p>
      <text:p text:style-name="P38">Switch PT “Principal”</text:p>
      <text:p text:style-name="P38"/>
      <text:p text:style-name="P20"><text:span text:style-name="T9">O</text:span>tros dispositivos:</text:p>
      <text:p text:style-name="P50">AccessPoint-PT “AP-1” </text:p>
      <text:p text:style-name="P50">Printer-PT “Printer 1”</text:p>
      <text:p text:style-name="P50">AccessPoint-PT “AP-2”</text:p>
      <text:p text:style-name="P50">Printer-PT “Printer 2”</text:p>
      <text:p text:style-name="P50">SMARTPHONE-PT “Pla-Smart01”</text:p>
      <text:p text:style-name="P51">Sniffer Sniffer0</text:p>
      <text:p text:style-name="P21"/>
      <text:p text:style-name="P21"/>
      <text:p text:style-name="P4">ROSARIO:</text:p>
      <text:p text:style-name="P21"/>
      <text:p text:style-name="P52"><text:span text:style-name="T12">Nombre<text:tab/><text:tab/><text:tab/>IP Local </text:span></text:p>
      <text:p text:style-name="P52">SRV-DHCP01<text:tab/><text:tab/><text:tab/>172.15.0.1</text:p>
      <text:p text:style-name="P52"/>
      <text:p text:style-name="P14">Pc’s: Configuradas por DHCP:</text:p>
      <text:p text:style-name="P52">PC-PT “SUM-PC01”</text:p>
      <text:p text:style-name="P52">PC-PT “COM-PC0<text:span text:style-name="T22">1</text:span>”</text:p>
      <text:p text:style-name="P52">PC-PT “ADM-PC01”</text:p>
      <text:p text:style-name="P52">PC-PT “TRA-PC01”</text:p>
      <text:p text:style-name="P52">PC-PT “SRV-PC01”</text:p>
      <text:p text:style-name="P52"/>
      <text:p text:style-name="P17"/>
      <text:p text:style-name="P17"/>
      <text:p text:style-name="P17"><text:soft-page-break/>Router <text:span text:style-name="T10">Rosario</text:span>:</text:p>
      <text:p text:style-name="P17"/>
      <text:p text:style-name="P63">interface GigabitEthernet1/0</text:p>
      <text:p text:style-name="P66">ip address 172.15.0.133 255.255.255.252</text:p>
      <text:p text:style-name="P66"/>
      <text:p text:style-name="P66">interface GigabitEthernet2/0</text:p>
      <text:p text:style-name="P66">ip address 172.15.0.129 255.255.255.252</text:p>
      <text:p text:style-name="P66"/>
      <text:p text:style-name="P66">interface GigabitEthernet3/0</text:p>
      <text:p text:style-name="P66">ip address 172.15.0.1 255.255.255.192</text:p>
      <text:p text:style-name="P66"/>
      <text:p text:style-name="P66">ip classless</text:p>
      <text:p text:style-name="P66">ip route 172.29.1.0 255.255.255.0 172.15.0.130 </text:p>
      <text:p text:style-name="P66">ip route 172.15.0.64 255.255.255.192 172.15.0.134 </text:p>
      <text:p text:style-name="P66">ip route 0.0.0.0 0.0.0.0 172.15.0.130 </text:p>
      <text:p text:style-name="P66"/>
      <text:p text:style-name="P47"><text:span text:style-name="T14">Switchs:</text:span></text:p>
      <text:p text:style-name="P47"><text:span text:style-name="T21">2960-24TT “Switch0”</text:span></text:p>
      <text:p text:style-name="P39"/>
      <text:p text:style-name="P56"><text:span text:style-name="T9">O</text:span>tros dispositivos:</text:p>
      <text:p text:style-name="P58">Sniffer Sniffer2</text:p>
      <text:p text:style-name="P58">Printer-PT “COM-PRINTER01”</text:p>
      <text:p text:style-name="P58"/>
      <text:p text:style-name="P62">CORRIENTES:</text:p>
      <text:p text:style-name="P60"/>
      <text:p text:style-name="P53"><text:span text:style-name="T12">Nombre<text:tab/><text:tab/><text:tab/>IP Local </text:span></text:p>
      <text:p text:style-name="P53">SRV-DHCP0<text:span text:style-name="T22">2</text:span><text:tab/><text:tab/><text:tab/>172.15.0.<text:span text:style-name="T22">66</text:span></text:p>
      <text:p text:style-name="P53"/>
      <text:p text:style-name="P15">Pc’s: Configuradas por DHCP:</text:p>
      <text:p text:style-name="P53">PC-PT “<text:span text:style-name="T22">SUM-PC02</text:span>”</text:p>
      <text:p text:style-name="P53">PC-PT “COM-PC02”</text:p>
      <text:p text:style-name="P53">PC-PT “ADM-PC0<text:span text:style-name="T22">2</text:span>”</text:p>
      <text:p text:style-name="P53">PC-PT “<text:span text:style-name="T22">PUB</text:span>-PC0<text:span text:style-name="T22">2</text:span>”</text:p>
      <text:p text:style-name="P53">PC-PT “SRV-PC0<text:span text:style-name="T22">2</text:span>”</text:p>
      <text:p text:style-name="P53"/>
      <text:p text:style-name="P18">Router <text:span text:style-name="T23">Corrientes</text:span>:</text:p>
      <text:p text:style-name="P18"/>
      <text:p text:style-name="P65">interface GigabitEthernet1/0</text:p>
      <text:p text:style-name="P66">ip address 172.15.0.134 255.255.255.252</text:p>
      <text:p text:style-name="P66"/>
      <text:p text:style-name="P66">interface GigabitEthernet2/0</text:p>
      <text:p text:style-name="P66">ip address 172.15.0.65 255.255.255.192</text:p>
      <text:p text:style-name="P66"/>
      <text:p text:style-name="P66">ip classless</text:p>
      <text:p text:style-name="P66"><text:soft-page-break/>ip route 172.29.1.0 255.255.255.0 172.15.0.133 </text:p>
      <text:p text:style-name="P66">ip route 172.15.0.0 255.255.255.192 172.15.0.133 </text:p>
      <text:p text:style-name="P66">ip route 0.0.0.0 0.0.0.0 172.15.0.133 </text:p>
      <text:p text:style-name="P65"/>
      <text:p text:style-name="P48"><text:span text:style-name="T14">Switchs:</text:span></text:p>
      <text:p text:style-name="P48"><text:bookmark-start text:name="__DdeLink__158_527508944"/><text:span text:style-name="T24">Switch-PT “Switch5”</text:span><text:bookmark-end text:name="__DdeLink__158_527508944"/></text:p>
      <text:p text:style-name="P49"><text:span text:style-name="T24">Switch-PT “Switch1”</text:span></text:p>
      <text:p text:style-name="P49"><text:span text:style-name="T24">Switch-PT “Switch2”</text:span></text:p>
      <text:p text:style-name="P40"/>
      <text:p text:style-name="P57"><text:span text:style-name="T9">O</text:span>tros dispositivos:</text:p>
      <text:p text:style-name="P59">Sniffer Sniffer<text:span text:style-name="T25">1</text:span></text:p>
      <text:p text:style-name="P52"/>
      <text:p text:style-name="P38"/>
      <text:p text:style-name="P5">ISP <text:span text:style-name="T26">ROUTER</text:span>:</text:p>
      <text:p text:style-name="P22"/>
      <text:p text:style-name="P64">interface GigabitEthernet0/0</text:p>
      <text:p text:style-name="P66">ip address 181.44.132.5 255.255.255.252</text:p>
      <text:p text:style-name="P66"/>
      <text:p text:style-name="P66">interface GigabitEthernet1/0</text:p>
      <text:p text:style-name="P66">ip address 205.32.130.1 255.255.255.252</text:p>
      <text:p text:style-name="P66"/>
      <text:p text:style-name="P66">interface GigabitEthernet4/0</text:p>
      <text:p text:style-name="P66">ip address 181.44.132.1 255.255.255.252</text:p>
      <text:p text:style-name="P66"/>
      <text:p text:style-name="P66">ip classless</text:p>
      <text:p text:style-name="P66">ip route 64.223.190.0 255.255.255.0 181.44.132.6 </text:p>
      <text:p text:style-name="P66">ip route 200.23.11.0 255.255.255.128 205.32.130.2 </text:p>
      <text:p text:style-name="P66">ip route 193.0.14.0 255.255.255.0 181.44.132.2 </text:p>
      <text:p text:style-name="P66">ip route 200.108.145.0 255.255.255.0 181.44.132.2 </text:p>
      <text:p text:style-name="P66">ip route 170.210.5.0 255.255.255.0 181.44.132.2 </text:p>
      <text:p text:style-name="P23"/>
      <text:p text:style-name="P23"/>
      <text:p text:style-name="P72">GOOGLE:</text:p>
      <text:p text:style-name="P69"/>
      <text:p text:style-name="P11"><text:span text:style-name="T12">Nombre<text:tab/><text:tab/><text:tab/>IP Local <text:s text:c="7"/></text:span><text:span text:style-name="T1">– </text:span><text:span text:style-name="T12">IP Pública</text:span></text:p>
      <text:p text:style-name="P61"><text:span text:style-name="T27">Google.com<text:tab/></text:span><text:tab/><text:tab/>172.15.0.<text:span text:style-name="T22">66<text:tab/> <text:s/>64.223.190.105<text:tab/> <text:s/><text:tab/></text:span></text:p>
      <text:p text:style-name="P69"/>
      <text:p text:style-name="P70">Router:</text:p>
      <text:p text:style-name="P69"/>
      <text:p text:style-name="P66">interface GigabitEthernet0/0</text:p>
      <text:p text:style-name="P66">ip address 181.44.132.6 255.255.255.252</text:p>
      <text:p text:style-name="P66">ip nat outside</text:p>
      <text:p text:style-name="P66"/>
      <text:p text:style-name="P66"><text:soft-page-break/>interface GigabitEthernet1/0</text:p>
      <text:p text:style-name="P66">ip address 192.168.0.1 255.255.255.0</text:p>
      <text:p text:style-name="P66">ip nat inside</text:p>
      <text:p text:style-name="P66"/>
      <text:p text:style-name="P66">ip nat inside source static 192.168.0.2 64.223.190.105 </text:p>
      <text:p text:style-name="P66">ip classless</text:p>
      <text:p text:style-name="P66">ip route 0.0.0.0 0.0.0.0 181.44.132.5</text:p>
      <text:p text:style-name="P69"/>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_64 LibreOffice_project/10m0$Build-2</meta:generator>
    <dc:date>2018-06-25T23:37:20.445076790</dc:date>
    <meta:editing-duration>PT7H15M10S</meta:editing-duration>
    <meta:editing-cycles>47</meta:editing-cycles>
    <meta:document-statistic meta:table-count="0" meta:image-count="0" meta:object-count="0" meta:page-count="9" meta:paragraph-count="296" meta:word-count="1912" meta:character-count="13649" meta:non-whitespace-character-count="11914"/>
  </office:meta>
</office:document-meta>
</file>